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1.2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75.09pt"/>
    </style:style>
    <style:style style:name="co1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40.34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83.59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6.71pt"/>
    </style:style>
    <style:style style:name="co22" style:family="table-column">
      <style:table-column-properties fo:break-before="auto" style:column-width="121.41pt"/>
    </style:style>
    <style:style style:name="co23" style:family="table-column">
      <style:table-column-properties fo:break-before="auto" style:column-width="146.89pt"/>
    </style:style>
    <style:style style:name="co24" style:family="table-column">
      <style:table-column-properties fo:break-before="auto" style:column-width="54.26pt"/>
    </style:style>
    <style:style style:name="co25" style:family="table-column">
      <style:table-column-properties fo:break-before="auto" style:column-width="95.16pt"/>
    </style:style>
    <style:style style:name="co26" style:family="table-column">
      <style:table-column-properties fo:break-before="auto" style:column-width="129.91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81.3pt"/>
    </style:style>
    <style:style style:name="co29" style:family="table-column">
      <style:table-column-properties fo:break-before="auto" style:column-width="87.45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0" style:family="table-cell" style:parent-style-name="Default" style:data-style-name="N99">
      <style:table-cell-properties fo:background-color="#ffff99"/>
      <style:text-properties style:text-position=""/>
    </style:style>
    <style:style style:name="ce11" style:family="table-cell" style:parent-style-name="Default" style:data-style-name="N99">
      <style:table-cell-properties fo:background-color="#ff99ff"/>
      <style:text-properties style:text-position=""/>
    </style:style>
    <style:style style:name="ce12" style:family="table-cell" style:parent-style-name="Default" style:data-style-name="N99">
      <style:table-cell-properties fo:background-color="#99ffff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99"/>
      <style:text-properties style:text-position=""/>
    </style:style>
    <style:style style:name="ce8" style:family="table-cell" style:parent-style-name="Default">
      <style:table-cell-properties fo:background-color="#ff99ff"/>
      <style:text-properties style:text-position=""/>
    </style:style>
    <style:style style:name="ce9" style:family="table-cell" style:parent-style-name="Default">
      <style:table-cell-properties fo:background-color="#99ffff"/>
      <style:text-properties style:text-position=""/>
    </style:style>
    <style:style style:name="ce13" style:family="table-cell" style:parent-style-name="Default">
      <style:table-cell-properties fo:background-color="transparent"/>
      <style:text-properties style:font-name="FreeSans" fo:font-size="12pt" style:font-size-asian="12pt" style:font-size-complex="12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able-cell-properties fo:background-color="transparent"/>
      <style:text-properties style:font-name="FreeSans" fo:font-size="12pt" style:font-size-asian="12pt" style:font-size-complex="12pt"/>
    </style:style>
    <style:style style:name="ce17" style:family="table-cell" style:parent-style-name="Default" style:data-style-name="N51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99ff"/>
    </style:style>
    <style:style style:name="ce21" style:family="table-cell" style:parent-style-name="Default">
      <style:table-cell-properties fo:background-color="#99ffff"/>
    </style:style>
    <style:style style:name="ce22" style:family="table-cell" style:parent-style-name="Default" style:data-style-name="N99">
      <style:table-cell-properties fo:background-color="#ffff99"/>
    </style:style>
    <style:style style:name="ce23" style:family="table-cell" style:parent-style-name="Default" style:data-style-name="N99">
      <style:table-cell-properties fo:background-color="#ff99ff"/>
    </style:style>
    <style:style style:name="ce24" style:family="table-cell" style:parent-style-name="Default" style:data-style-name="N99">
      <style:table-cell-properties fo:background-color="#99ff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style:font-name="FreeSans" fo:font-size="12pt" style:font-size-asian="12pt" style:font-size-complex="12pt"/>
    </style:style>
    <style:style style:name="ce27" style:family="table-cell" style:parent-style-name="Default" style:data-style-name="N40">
      <style:text-properties style:font-name="FreeSans" fo:font-size="12pt" style:font-size-asian="12pt" style:font-size-complex="12pt"/>
    </style:style>
    <style:style style:name="ce28" style:family="table-cell" style:parent-style-name="Default" style:data-style-name="N122"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alerts" table:style-name="ta1">
        <table:table-column table:style-name="co1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number-columns-repeated="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number-columns-repeated="2" table:default-cell-style-name="ce16"/>
        <table:table-column table:style-name="co26" table:default-cell-style-name="ce13"/>
        <table:table-row table:style-name="ro2">
          <table:table-cell office:value-type="string" calcext:value-type="string">
            <text:p>alert_id</text:p>
          </table:table-cell>
          <table:table-cell office:value-type="string" calcext:value-type="string">
            <text:p>dept_name</text:p>
          </table:table-cell>
          <table:table-cell office:value-type="string" calcext:value-type="string">
            <text:p>job_name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email_subject</text:p>
          </table:table-cell>
          <table:table-cell office:value-type="string" calcext:value-type="string">
            <text:p>email_from</text:p>
          </table:table-cell>
          <table:table-cell office:value-type="string" calcext:value-type="string">
            <text:p>email_to</text:p>
          </table:table-cell>
          <table:table-cell office:value-type="string" calcext:value-type="string">
            <text:p>sla_time</text:p>
          </table:table-cell>
          <table:table-cell office:value-type="string" calcext:value-type="string">
            <text:p>response_order</text:p>
          </table:table-cell>
          <table:table-cell table:style-name="ce13" office:value-type="string" calcext:value-type="string">
            <text:p>job_failure_dt</text:p>
          </table:table-cell>
          <table:table-cell table:style-name="ce13" office:value-type="string" calcext:value-type="string">
            <text:p>notification_dt</text:p>
          </table:table-cell>
          <table:table-cell office:value-type="string" calcext:value-type="string">
            <text:p>response_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IndividualContributor</text:p>
          </table:table-cell>
          <table:table-cell table:formula="of:=[.C2] &amp; &quot; Failed&quot;" office:value-type="string" office:string-value="Test Job 1000 Failed" calcext:value-type="string">
            <text:p>Test Job 1000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ic@outlook.co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]-[ref.E2]" office:value-type="date" office:date-value="2018-04-04T09:59:23" calcext:value-type="date">
            <text:p>04/04/18 09:59:23 AM</text:p>
          </table:table-cell>
          <table:table-cell table:formula="of:=[ref.E12]" office:value-type="date" office:date-value="2018-04-04T10:00:23" calcext:value-type="date">
            <text:p>04/04/18 10:00:23 AM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Manager</text:p>
          </table:table-cell>
          <table:table-cell table:formula="of:=[.C3] &amp; &quot; Failed&quot;" office:value-type="string" office:string-value="Test Job 1000 Failed" calcext:value-type="string">
            <text:p>Test Job 1000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mgr@outlookco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J2]" office:value-type="date" office:date-value="2018-04-04T09:59:23" calcext:value-type="date">
            <text:p>04/04/18 09:59:23 AM</text:p>
          </table:table-cell>
          <table:table-cell table:formula="of:=[alerts.K2]+[ref.E5]" office:value-type="date" office:date-value="2018-04-04T10:15:23" calcext:value-type="date">
            <text:p>04/04/18 10:15:23 AM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4] &amp; &quot; Failed&quot;" office:value-type="string" office:string-value="Test Job 1001 Failed" calcext:value-type="string">
            <text:p>Test Job 1001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ic@outlook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4]-[ref.E2]" office:value-type="date" office:date-value="2018-04-04T10:19:23" calcext:value-type="date">
            <text:p>04/04/18 10:19:23 AM</text:p>
          </table:table-cell>
          <table:table-cell table:formula="of:=[ref.E12]+[ref.E6]" office:value-type="date" office:date-value="2018-04-04T10:20:23" calcext:value-type="date">
            <text:p>04/04/18 10:20:23 AM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Director</text:p>
          </table:table-cell>
          <table:table-cell table:formula="of:=[.C5] &amp; &quot; Failed&quot;" office:value-type="string" office:string-value="Test Job 1000 Failed" calcext:value-type="string">
            <text:p>Test Job 1000 Failed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byte_dir@outlook.co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J2]" office:value-type="date" office:date-value="2018-04-04T09:59:23" calcext:value-type="date">
            <text:p>04/04/18 09:59:23 AM</text:p>
          </table:table-cell>
          <table:table-cell table:formula="of:=[alerts.K3]+[ref.E5]" office:value-type="date" office:date-value="2018-04-04T10:30:23" calcext:value-type="date">
            <text:p>04/04/18 10:30:23 AM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6] &amp; &quot; Failed&quot;" office:value-type="string" office:string-value="Test Job 1001 Failed" calcext:value-type="string">
            <text:p>Test Job 1001 Failed</text:p>
          </table:table-cell>
          <table:table-cell office:value-type="string" calcext:value-type="string">
            <text:p>byte_ic@outlook.com</text:p>
          </table:table-cell>
          <table:table-cell office:value-type="string" calcext:value-type="string">
            <text:p>byte_maint@outlook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J4]" office:value-type="date" office:date-value="2018-04-04T10:19:23" calcext:value-type="date">
            <text:p>04/04/18 10:19:23 AM</text:p>
          </table:table-cell>
          <table:table-cell table:formula="of:=[.K4]" office:value-type="date" office:date-value="2018-04-04T10:20:23" calcext:value-type="date">
            <text:p>04/04/18 10:20:23 AM</text:p>
          </table:table-cell>
          <table:table-cell table:style-name="ce16" table:formula="of:=[.K2]+[ref.E9]" office:value-type="date" office:date-value="2018-04-04T10:45:23" calcext:value-type="date">
            <text:p>04/04/18 10:45:23 AM</text:p>
          </table:table-cell>
        </table:table-row>
        <table:table-row table:style-name="ro2">
          <table:table-cell table:style-name="ce14"/>
          <table:table-cell table:number-columns-repeated="3"/>
          <table:table-cell table:style-name="Default"/>
          <table:table-cell table:number-columns-repeated="4"/>
          <table:table-cell table:style-name="ce13" table:number-columns-repeated="2"/>
          <table:table-cell/>
        </table:table-row>
        <table:table-row table:style-name="ro3">
          <table:table-cell table:style-name="ce14" table:number-columns-repeated="4"/>
          <table:table-cell table:style-name="Default"/>
          <table:table-cell table:style-name="ce14" table:number-columns-repeated="7"/>
        </table:table-row>
        <table:table-row table:style-name="ro5">
          <table:table-cell table:style-name="ce15"/>
          <table:table-cell table:style-name="Default" table:number-columns-repeated="9"/>
          <table:table-cell table:style-name="ce17"/>
          <table:table-cell table:style-name="Default"/>
        </table:table-row>
        <table:table-row table:style-name="ro3">
          <table:table-cell table:style-name="Default" table:number-columns-repeated="12"/>
        </table:table-row>
        <table:table-row table:style-name="ro3">
          <table:table-cell table:style-name="Default" table:number-columns-repeated="10"/>
          <table:table-cell table:style-name="ce17"/>
          <table:table-cell table:style-name="Default"/>
        </table:table-row>
      </table:table>
      <table:table table:name="Data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10"/>
        <table:table-column table:style-name="co18" table:default-cell-style-name="ce7"/>
        <table:table-column table:style-name="co19" table:default-cell-style-name="ce7"/>
        <table:table-row table:style-name="ro3">
          <table:table-cell table:style-name="ce6" office:value-type="string" calcext:value-type="string">
            <text:p>dept_name</text:p>
          </table:table-cell>
          <table:table-cell table:style-name="ce6" office:value-type="string" calcext:value-type="string">
            <text:p>job_name</text:p>
          </table:table-cell>
          <table:table-cell table:style-name="ce6" office:value-type="string" calcext:value-type="string">
            <text:p>job_priority</text:p>
          </table:table-cell>
          <table:table-cell table:style-name="ce6" office:value-type="string" calcext:value-type="string">
            <text:p>priority_name</text:p>
          </table:table-cell>
          <table:table-cell table:style-name="ce6" office:value-type="string" calcext:value-type="string">
            <text:p>sla_time</text:p>
          </table:table-cell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user_email</text:p>
          </table:table-cell>
          <table:table-cell table:style-name="ce6" office:value-type="string" calcext:value-type="string">
            <text:p>user_phone</text:p>
          </table:table-cell>
          <table:table-cell table:style-name="ce6" office:value-type="string" calcext:value-type="string">
            <text:p>admin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response_order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vidualContributor</text:p>
          </table:table-cell>
          <table:table-cell table:formula="of:=[ref.A2]" office:value-type="string" office:string-value="byte_ic@outlook.com" calcext:value-type="string">
            <text:p>byte_i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123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er</text:p>
          </table:table-cell>
          <table:table-cell table:formula="of:=[ref.A3]" office:value-type="string" office:string-value="byte_mgr@outlookcom" calcext:value-type="string">
            <text:p>byte_mgr@outlook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gr123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rector</text:p>
          </table:table-cell>
          <table:table-cell table:formula="of:=[ref.A4]" office:value-type="string" office:string-value="byte_dir@outlook.com" calcext:value-type="string">
            <text:p>byte_dir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123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ingDirector</text:p>
          </table:table-cell>
          <table:table-cell table:formula="of:=[ref.A5]" office:value-type="string" office:string-value="byte_md@outlook.com" calcext:value-type="string">
            <text:p>byte_md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d123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ecutive</text:p>
          </table:table-cell>
          <table:table-cell table:formula="of:=[ref.A6]" office:value-type="string" office:string-value="byte_exec@outlook.com" calcext:value-type="string">
            <text:p>byte_exe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xec123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IndividualContributor</text:p>
          </table:table-cell>
          <table:table-cell table:style-name="ce8" table:formula="of:=[ref.A2]" office:value-type="string" office:string-value="byte_ic@outlook.com" calcext:value-type="string">
            <text:p>byte_ic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ic123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nager</text:p>
          </table:table-cell>
          <table:table-cell table:style-name="ce8" table:formula="of:=[ref.A3]" office:value-type="string" office:string-value="byte_mgr@outlookcom" calcext:value-type="string">
            <text:p>byte_mgr@outlook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gr123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Director</text:p>
          </table:table-cell>
          <table:table-cell table:style-name="ce8" table:formula="of:=[ref.A4]" office:value-type="string" office:string-value="byte_dir@outlook.com" calcext:value-type="string">
            <text:p>byte_dir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dir1234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nagingDirector</text:p>
          </table:table-cell>
          <table:table-cell table:style-name="ce8" table:formula="of:=[ref.A5]" office:value-type="string" office:string-value="byte_md@outlook.com" calcext:value-type="string">
            <text:p>byte_md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md1234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Executive</text:p>
          </table:table-cell>
          <table:table-cell table:style-name="ce8" table:formula="of:=[ref.A6]" office:value-type="string" office:string-value="byte_exec@outlook.com" calcext:value-type="string">
            <text:p>byte_exec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exec1234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IndividualContributor</text:p>
          </table:table-cell>
          <table:table-cell table:style-name="ce9" table:formula="of:=[ref.A2]" office:value-type="string" office:string-value="byte_ic@outlook.com" calcext:value-type="string">
            <text:p>byte_ic@outlook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ic1234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Test Job 1002</text:p>
          </table:table-cell>
          <table:table-cell table:style-name="ce9" table:formula="of:=[ref.A3]" office:value-type="string" office:string-value="byte_mgr@outlookcom" calcext:value-type="string">
            <text:p>byte_mgr@outlook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9" office:value-type="string" calcext:value-type="string">
            <text:p>mgr123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Test Job 1002</text:p>
          </table:table-cell>
          <table:table-cell table:style-name="ce9" table:formula="of:=[ref.A4]" office:value-type="string" office:string-value="byte_dir@outlook.com" calcext:value-type="string">
            <text:p>byte_dir@outlook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dir1234</text:p>
          </table:table-cell>
          <table:table-cell table:style-name="ce9" office:value-type="float" office:value="3" calcext:value-type="float">
            <text:p>3</text:p>
          </table:table-cell>
        </table:table-row>
      </table:table>
      <table:table table:name="ref" table:style-name="ta1">
        <table:table-column table:style-name="co15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ce26"/>
        <table:table-column table:style-name="co26" table:default-cell-style-name="ce27"/>
        <table:table-row table:style-name="ro2">
          <table:table-cell office:value-type="string" calcext:value-type="string">
            <text:p>eMail Address</text:p>
          </table:table-cell>
          <table:table-cell office:value-type="string" calcext:value-type="string">
            <text:p>Response Order</text:p>
          </table:table-cell>
          <table:table-cell/>
          <table:table-cell office:value-type="string" calcext:value-type="string">
            <text:p>Minutes</text:p>
          </table:table-cell>
          <table:table-cell table:style-name="ce26" office:value-type="string" calcext:value-type="string">
            <text:p>Day Part</text:p>
          </table:table-cell>
        </table:table-row>
        <table:table-row table:style-name="ro2">
          <table:table-cell office:value-type="string" calcext:value-type="string">
            <text:p><text:a xlink:href="mailto:byte_ic@outlook.com" xlink:type="simple">byte_ic@outlook.com</text:a>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60*24)*1" office:value-type="time" office:time-value="PT00H01M00S" calcext:value-type="time">
            <text:p>00:01</text:p>
          </table:table-cell>
        </table:table-row>
        <table:table-row table:style-name="ro2">
          <table:table-cell office:value-type="string" calcext:value-type="string">
            <text:p><text:a xlink:href="mailto:byte_mgr@outlookcom" xlink:type="simple">byte_mgr@outlookcom</text:a>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ref.D3]*[ref.E2]" office:value-type="time" office:time-value="PT00H05M00S" calcext:value-type="time">
            <text:p>00:05</text:p>
          </table:table-cell>
        </table:table-row>
        <table:table-row table:style-name="ro2">
          <table:table-cell office:value-type="string" calcext:value-type="string">
            <text:p><text:a xlink:href="mailto:byte_dir@outlook.com" xlink:type="simple">byte_dir@outlook.com</text:a>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ref.D4]*[ref.E2]" office:value-type="time" office:time-value="PT00H10M00S" calcext:value-type="time">
            <text:p>00:10</text:p>
          </table:table-cell>
        </table:table-row>
        <table:table-row table:style-name="ro2">
          <table:table-cell office:value-type="string" calcext:value-type="string">
            <text:p><text:a xlink:href="mailto:byte_md@outlook.com" xlink:type="simple">byte_md@outlook.com</text:a>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ref.D5]*[ref.E2]" office:value-type="time" office:time-value="PT00H15M00S" calcext:value-type="time">
            <text:p>00:15</text:p>
          </table:table-cell>
        </table:table-row>
        <table:table-row table:style-name="ro2">
          <table:table-cell office:value-type="string" calcext:value-type="string">
            <text:p><text:a xlink:href="mailto:byte_exec@outlook.com" xlink:type="simple">byte_exec@outlook.com</text:a>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ref.D6]*[ref.E2]" office:value-type="time" office:time-value="PT00H20M00S" calcext:value-type="time">
            <text:p>00:20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[ref.D7]*[ref.E2]" office:value-type="time" office:time-value="PT00H25M00S" calcext:value-type="time">
            <text:p>00:25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[ref.D8]*[ref.E2]" office:value-type="time" office:time-value="PT00H30M00S" calcext:value-type="time">
            <text:p>00:30</text:p>
          </table:table-cell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 table:formula="of:=[ref.D9]*[ref.E2]" office:value-type="time" office:time-value="PT00H45M00S" calcext:value-type="time">
            <text:p>00:45</text:p>
          </table:table-cell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table:formula="of:=[ref.D10]*[ref.E2]" office:value-type="time" office:time-value="PT01H00M00S" calcext:value-type="time">
            <text:p>01: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tart DateTme</text:p>
          </table:table-cell>
          <table:table-cell table:style-name="ce28" office:value-type="date" office:date-value="2018-04-04T10:00:23" calcext:value-type="date">
            <text:p>04/04/18 10:00:23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09:17:32.849909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04:14.878820545</meta:creation-date>
    <dc:date>2018-04-05T09:24:16.819263855</dc:date>
    <meta:editing-duration>PT4H15M57S</meta:editing-duration>
    <meta:editing-cycles>17</meta:editing-cycles>
    <meta:generator>LibreOffice/5.1.6.2$Linux_X86_64 LibreOffice_project/10m0$Build-2</meta:generator>
    <meta:document-statistic meta:table-count="3" meta:cell-count="256" meta:object-count="0"/>
  </office:meta>
</office:document-meta>
</file>